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12C900004C3900004C172E754605.svm"/>
  <manifest:file-entry manifest:media-type="" manifest:full-path="Pictures/2000033000004C3900004C17DD41A4BD.svm"/>
  <manifest:file-entry manifest:media-type="" manifest:full-path="Pictures/200001E3000046E800003E44FB61CD15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151cm" svg:height="15.939cm" svg:x="4.951cm" svg:y="2.487cm">
          <draw:image xlink:href="Pictures/200001E3000046E800003E44FB61CD1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512cm" svg:height="19.478cm" svg:x="4.271cm" svg:y="0.718cm">
          <draw:image xlink:href="Pictures/2000033000004C3900004C17DD41A4B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9.512cm" svg:height="19.478cm" svg:x="4.271cm" svg:y="0.718cm">
          <draw:image xlink:href="Pictures/200012C900004C3900004C172E75460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e </meta:initial-creator>
    <meta:creation-date>2015-12-03T08:26:55.98</meta:creation-date>
    <meta:editing-duration>PT4M19S</meta:editing-duration>
    <meta:editing-cycles>2</meta:editing-cycles>
    <dc:date>2015-12-03T08:30:33.83</dc:date>
    <dc:creator>Anne </dc:creator>
    <meta:document-statistic meta:object-count="30"/>
    <meta:generator>OpenOffice/4.1.0$Win32 OpenOffice.org_project/410m18$Build-9764</meta:generator>
  </office:meta>
</office:document-meta>
</file>